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47.46pt"/>
    </style:style>
    <style:style style:name="co7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itam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6" table:number-rows-spanned="1">
            <text:p>twoolhead bom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4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what else?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3" table:formula="of:=[.D6]*[.B6]" office:value-type="currency" office:currency="USD" office:value="13" calcext:value-type="currency">
            <text:p>$13.00</text:p>
          </table:table-cell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table:formula="of:=[.D7]*[.B7]" office:value-type="currency" office:currency="USD" office:value="20" calcext:value-type="currency">
            <text:p>$20.00</text:p>
          </table:table-cell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table:formula="of:=[.D8]*[.B8]" office:value-type="currency" office:currency="USD" office:value="20" calcext:value-type="currency">
            <text:p>$20.00</text:p>
          </table:table-cell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table:formula="of:=[.D9]*[.B9]" office:value-type="currency" office:currency="USD" office:value="20" calcext:value-type="currency">
            <text:p>$20.00</text:p>
          </table:table-cell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3" table:formula="of:=[.D10]*[.B10]" office:value-type="currency" office:currency="USD" office:value="140" calcext:value-type="currency">
            <text:p>$140.00</text:p>
          </table:table-cell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3" table:formula="of:=[.D11]*[.B11]" office:value-type="currency" office:currency="USD" office:value="2.33333333333333" calcext:value-type="currency">
            <text:p>$2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3" table:formula="of:=[.D12]*[.B12]" office:value-type="currency" office:currency="USD" office:value="3.15" calcext:value-type="currency">
            <text:p>$3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3" table:formula="of:=[.D13]*[.B13]" office:value-type="currency" office:currency="USD" office:value="2.08" calcext:value-type="currency">
            <text:p>$2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3" table:formula="of:=[.D14]*[.B14]" office:value-type="currency" office:currency="USD" office:value="1.3716" calcext:value-type="currency">
            <text:p>$1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3" table:formula="of:=[.D15]*[.B15]" office:value-type="currency" office:currency="USD" office:value="2.214" calcext:value-type="currency">
            <text:p>$2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mazon.com/608-2RS-Skateboard-Bearing-8x22x7-Sealed/dp/B0045F2NHO/ref=sr_1_6?ie=UTF8&amp;qid=1478047532&amp;sr=8-6&amp;keywords=sealed+608+bearing</text:p>
          </table:table-cell>
          <table:table-cell table:formula="of:=16.07/8" office:value-type="currency" office:currency="USD" office:value="2.00875" calcext:value-type="currency">
            <text:p>$2.01</text:p>
          </table:table-cell>
          <table:table-cell table:style-name="ce3" table:formula="of:=[.D16]*[.B16]" office:value-type="currency" office:currency="USD" office:value="12.0525" calcext:value-type="currency">
            <text:p>$12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lzbo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18]*[.B18]" office:value-type="currency" office:currency="USD" office:value="4.75" calcext:value-type="currency">
            <text:p>$4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19]*[.B19]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0]*[.B20]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1]*[.B21]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2]*[.B22]" office:value-type="currency" office:currency="USD" office:value="2.25" calcext:value-type="currency">
            <text:p>$2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3]*[.B23]" office:value-type="currency" office:currency="USD" office:value="2" calcext:value-type="currency">
            <text:p>$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4]*[.B24]" office:value-type="currency" office:currency="USD" office:value="0.5" calcext:value-type="currency">
            <text:p>$0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5]*[.B25]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6]*[.B26]" office:value-type="currency" office:currency="USD" office:value="2" calcext:value-type="currency">
            <text:p>$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7]*[.B27]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x14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formula="of:=[.D28]*[.B28]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3" table:formula="of:=[.D29]*[.B29]" office:value-type="currency" office:currency="USD" office:value="0.175262467191601" calcext:value-type="currency">
            <text:p>$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3" table:formula="of:=[.D30]*[.B30]" office:value-type="currency" office:currency="USD" office:value="0.175262467191601" calcext:value-type="currency">
            <text:p>$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/>
          <table:table-cell table:style-name="ce3" table:formula="of:=[.D31]*[.B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3" table:formula="of:=[.D32]*[.B32]" office:value-type="currency" office:currency="USD" office:value="0.517060367454068" calcext:value-type="currency">
            <text:p>$0.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ingle qty BOM cost</text:p>
          </table:table-cell>
          <table:table-cell table:style-name="ce3" table:formula="of:=SUM([.E6:.E32])" office:value-type="currency" office:currency="USD" office:value="254.569018635171" calcext:value-type="currency">
            <text:p>$254.57</text:p>
          </table:table-cell>
          <table:table-cell/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woolhead m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uder m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uder bo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uder f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tsink fan bra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tch hittermab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HB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 HB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uder idl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uder latch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0:19:50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7-08-30T09:57:20.047000000</dc:date>
    <meta:editing-duration>P2DT7M9S</meta:editing-duration>
    <meta:editing-cycles>3</meta:editing-cycles>
    <meta:generator>LibreOffice/5.1.3.2$Windows_X86_64 LibreOffice_project/644e4637d1d8544fd9f56425bd6cec110e49301b</meta:generator>
    <meta:document-statistic meta:table-count="2" meta:cell-count="163" meta:object-count="0"/>
  </office:meta>
</office:document-meta>
</file>